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Standard" style:list-style-name="List_20_1"/>
    <style:style style:name="P6" style:family="paragraph" style:parent-style-name="Standard" style:list-style-name="List_20_1">
      <style:text-properties style:font-name="Albany AMT"/>
    </style:style>
    <style:style style:name="P7" style:family="paragraph" style:parent-style-name="Standard" style:list-style-name="List_20_1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P10" style:family="paragraph" style:parent-style-name="H1">
      <style:text-properties fo:font-size="14pt" fo:font-weight="bold" style:font-size-asian="14pt" style:font-size-complex="14pt"/>
    </style:style>
    <style:style style:name="P11" style:family="paragraph" style:parent-style-name="H1">
      <style:paragraph-properties fo:margin-left="0in" fo:margin-right="0in" fo:text-indent="0in" style:auto-text-indent="false"/>
    </style:style>
    <style:style style:name="P12" style:family="paragraph" style:parent-style-name="H2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size="14pt" fo:font-weight="bold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m: 919 449.6305</text:p>
            </table:table-cell>
          </table:table-row>
        </table:table-header-rows>
      </table:table>
      <text:p text:style-name="P10">Professional Summary</text:p>
      <text:list xml:id="list1004805755" text:style-name="List_20_1">
        <text:list-item>
          <text:p text:style-name="P6">Self-taught programmer with strong desire to learn</text:p>
        </text:list-item>
        <text:list-item>
          <text:p text:style-name="P6">Have worked with large datasets</text:p>
        </text:list-item>
        <text:list-item>
          <text:p text:style-name="P6">Have configured systems and networks professionally and personally</text:p>
        </text:list-item>
        <text:list-item>
          <text:p text:style-name="P6">Linux evangelist</text:p>
        </text:list-item>
        <text:list-item>
          <text:p text:style-name="P6">Open Source advocate</text:p>
        </text:list-item>
        <text:list-item>
          <text:p text:style-name="P6">Webmaster for many sites (some built from scratch and some CMS-based)</text:p>
        </text:list-item>
        <text:list-item>
          <text:p text:style-name="P6">Attend trade meetings and conferences</text:p>
        </text:list-item>
        <text:list-item>
          <text:p text:style-name="P6">Mentor and advisor to several people</text:p>
        </text:list-item>
      </text:list>
      <text:p text:style-name="P1"/>
      <text:p text:style-name="H1">Technical<text:span text:style-name="T4"> Summary</text:span></text:p>
      <text:p text:style-name="Standard"><text:span text:style-name="T1">Languages:</text:span> HTML, CSS, Ruby, JavaScript | JSON, PHP, C#, VB, ColdFusion, ASP.NET, XML, Flex | AS3, VBA</text:p>
      <text:p text:style-name="Standard"/>
      <text:p text:style-name="Standard"><text:span text:style-name="T1">Databases:</text:span> SQLite, MySQL, MSSQL</text:p>
      <text:p text:style-name="Standard"/>
      <text:p text:style-name="Standard"><text:span text:style-name="T1">Open Source:</text:span> I use OOP whenever possible. My own open source projects are at github.com/ravinggenius</text:p>
      <text:p text:style-name="Standard"/>
      <text:p text:style-name="Standard"><text:span text:style-name="T1">Tools:</text:span> git, SVN, VIM, Rails, Sinatra, text editors, Visual Studio 2008</text:p>
      <text:p text:style-name="Standard"/>
      <text:p text:style-name="Standard"><text:span text:style-name="T1">Other:</text:span> REST, Regular Expressions, SharePoint</text:p>
      <text:p text:style-name="Standard"/>
      <text:p text:style-name="Standard"><text:span text:style-name="T1">Future Interests:</text:span> Agile, TDD, LISP, C++, NoSQL (especially MongoDB), Pair Programming, PostgreSQL, Graphic Design, Java (maybe), The Next Big Thing</text:p>
      <text:p text:style-name="P1"/>
      <text:p text:style-name="P4">Professional Experience</text:p>
      <text:p text:style-name="H2">яandomByDesign; Freelancer | Owner; Apex, NC; 03/2007 - present</text:p>
      <text:list xml:id="list238464034" text:continue-numbering="true" text:style-name="List_20_1">
        <text:list-item>
          <text:p text:style-name="P5">Created a church <text:span text:style-name="T1">CMS</text:span>-backed website for a friend. <text:span text:style-name="T1">Drupal, PHP, MySQL</text:span></text:p>
        </text:list-item>
        <text:list-item>
          <text:p text:style-name="P7">Hand-crafted several websites for friends and family. <text:span text:style-name="T1">Ruby, Sinatra, HTML, CSS, JavaScript</text:span></text:p>
        </text:list-item>
      </text:list>
      <text:p text:style-name="Standard"/>
      <text:p text:style-name="H2">CISYS | Life Sciences; Web Developer; <text:span text:style-name="T2">N Raleigh, NC; 11/2007 - 03/2010</text:span></text:p>
      <text:list xml:id="list1484973545" text:continue-numbering="true" text:style-name="List_20_1">
        <text:list-item>
          <text:p text:style-name="P5">Built a <text:span text:style-name="T1">SharePoint</text:span>-backed IRB system from scratch with custom secure login <text:span text:style-name="T1">C#, HTML, CSS, JavaScript</text:span></text:p>
        </text:list-item>
        <text:list-item>
          <text:p text:style-name="P5">Created several websites, main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5"><text:span text:style-name="T3">Contracted with partner/vendor, Presentation Strategies. Supported existing reporting projects. Updated and maintained some websites. </text:span>PHP, HTML<text:span text:style-name="T2">, CSS, MSSQL, MySQL</text:span><text:span text:style-name="T2">, XML, VBA</text:span></text:p>
        </text:list-item>
      </text:list>
      <text:p text:style-name="P8"/>
      <text:p text:style-name="P12">Sir Speedy Cary; Mail Room Supervisor | Web Developer; Cary, NC; 09/2005 - 10/2007</text:p>
      <text:list xml:id="list1461296679" text:continue-numbering="true" text:style-name="List_20_1">
        <text:list-item>
          <text:p text:style-name="P9">Address and prepare letters and postcards for bulk mail.</text:p>
        </text:list-item>
        <text:list-item>
          <text:p text:style-name="P9">Cut paper, run deliveries, collate, hole punch and make computer recommendations.</text:p>
        </text:list-item>
        <text:list-item>
          <text:p text:style-name="P9">Built a database-driven web application using PHP for one of our larger clients. Extra features and polish were left undone due to time and budget constraints. <text:span text:style-name="T1">PHP, HTML, CSS, MySQL</text:span></text:p>
        </text:list-item>
      </text:list>
      <text:p text:style-name="Standard"/>
      <text:p text:style-name="P4"><text:soft-page-break/>Education</text:p>
      <text:p text:style-name="H2">Sandhills Community College; Southern Pines, NC; 2001 spring</text:p>
      <text:list xml:id="list1183240934" text:continue-numbering="true" text:style-name="List_20_1">
        <text:list-item>
          <text:p text:style-name="P5">Accrued some basic credits</text:p>
        </text:list-item>
        <text:list-item>
          <text:p text:style-name="P5">Dropped out after a semester because of finances</text:p>
        </text:list-item>
      </text:list>
      <text:p text:style-name="P2"/>
      <text:p text:style-name="H2">Pensacola Christian College; Pensacola, FL; 2000 spring</text:p>
      <text:list xml:id="list591265500" text:continue-numbering="true" text:style-name="List_20_1">
        <text:list-item>
          <text:p text:style-name="P9">Computer Science major</text:p>
        </text:list-item>
        <text:list-item>
          <text:p text:style-name="P9">Dropped out after a semester because of excessive rules</text:p>
        </text:list-item>
      </text:list>
      <text:p text:style-name="P3"/>
      <text:p text:style-name="H2">Calvary Christian School; Southern Pines, NC; 1995 – 1999</text:p>
      <text:list xml:id="list1237512373" text:continue-numbering="true" text:style-name="List_20_1">
        <text:list-item>
          <text:p text:style-name="P5">Chose electives that focused on Math, Physics and Logic</text:p>
        </text:list-item>
      </text:list>
      <text:p text:style-name="Standard"/>
      <text:p text:style-name="H1">Certifications</text:p>
      <text:list xml:id="list919137206" text:continue-numbering="true" text:style-name="List_20_1">
        <text:list-item>
          <text:p text:style-name="P5">MySQL from Wake T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24T15:29:28</dc:date>
    <dc:language>en-US</dc:language>
    <meta:editing-cycles>175</meta:editing-cycles>
    <meta:editing-duration>PT76H01M52S</meta:editing-duration>
    <meta:document-statistic meta:table-count="1" meta:image-count="0" meta:object-count="0" meta:page-count="2" meta:paragraph-count="43" meta:word-count="379" meta:character-count="2475"/>
    <meta:user-defined meta:name="Info 1"/>
    <meta:user-defined meta:name="Info 2"/>
    <meta:user-defined meta:name="Info 3"/>
    <meta:user-defined meta:name="Info 4"/>
  </office:meta>
</office:document-meta>
</file>